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8pt" fo:font-style="italic" style:text-underline-style="none" fo:font-weight="normal" officeooo:rsid="0006bbfd" officeooo:paragraph-rsid="0011bfd4" style:font-size-asian="18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text-properties style:text-line-through-style="none" style:text-line-through-type="none" style:font-name="Liberation Serif" fo:font-size="18pt" fo:font-style="normal" style:text-underline-style="none" fo:font-weight="normal" officeooo:rsid="0006bbfd" officeooo:paragraph-rsid="0011bfd4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officeooo:rsid="00029c47" officeooo:paragraph-rsid="0011bfd4"/>
    </style:style>
    <style:style style:name="P4" style:family="paragraph" style:parent-style-name="Standard">
      <style:text-properties fo:font-size="14pt" officeooo:rsid="00029c47" officeooo:paragraph-rsid="0011bfd4" style:font-size-asian="14pt" style:font-size-complex="14pt"/>
    </style:style>
    <style:style style:name="P5" style:family="paragraph" style:parent-style-name="Standard">
      <style:text-properties fo:font-size="14pt" officeooo:rsid="001b2cd1" officeooo:paragraph-rsid="0011bfd4" style:font-size-asian="14pt" style:font-size-complex="14pt"/>
    </style:style>
    <style:style style:name="P6" style:family="paragraph" style:parent-style-name="Standard">
      <style:text-properties fo:font-size="14pt" officeooo:rsid="001bde2f" officeooo:paragraph-rsid="0011bfd4" style:font-size-asian="14pt" style:font-size-complex="14pt"/>
    </style:style>
    <style:style style:name="P7" style:family="paragraph" style:parent-style-name="Standard">
      <style:text-properties fo:font-size="14pt" fo:font-weight="bold" officeooo:rsid="001bde2f" officeooo:paragraph-rsid="0011bfd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8pt" fo:font-weight="bold" officeooo:rsid="001bde2f" officeooo:paragraph-rsid="0011bfd4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style="normal" fo:font-weight="normal" officeooo:rsid="002a269f" officeooo:paragraph-rsid="0011bfd4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fo:font-size="18pt" officeooo:rsid="00029c47" officeooo:paragraph-rsid="0011bfd4" style:font-size-asian="18pt" style:font-size-complex="18pt"/>
    </style:style>
    <style:style style:name="P11" style:family="paragraph" style:parent-style-name="Standard">
      <style:text-properties fo:font-size="18pt" officeooo:rsid="00042ba3" officeooo:paragraph-rsid="0011bfd4" style:font-size-asian="18pt" style:font-size-complex="18pt"/>
    </style:style>
    <style:style style:name="P12" style:family="paragraph" style:parent-style-name="Standard">
      <style:text-properties fo:font-size="18pt" officeooo:rsid="00065aa2" officeooo:paragraph-rsid="0011bfd4" style:font-size-asian="18pt" style:font-size-complex="18pt"/>
    </style:style>
    <style:style style:name="P13" style:family="paragraph" style:parent-style-name="Standard">
      <style:text-properties fo:font-size="18pt" officeooo:rsid="000ba96f" officeooo:paragraph-rsid="0011bfd4" style:font-size-asian="18pt" style:font-size-complex="18pt"/>
    </style:style>
    <style:style style:name="P14" style:family="paragraph" style:parent-style-name="Standard">
      <style:text-properties fo:font-size="18pt" officeooo:rsid="00113929" officeooo:paragraph-rsid="0011bfd4" style:font-size-asian="18pt" style:font-size-complex="18pt"/>
    </style:style>
    <style:style style:name="P15" style:family="paragraph" style:parent-style-name="Standard">
      <style:text-properties fo:font-size="18pt" officeooo:rsid="000a01e3" officeooo:paragraph-rsid="0011bfd4" style:font-size-asian="18pt" style:font-size-complex="18pt"/>
    </style:style>
    <style:style style:name="P16" style:family="paragraph" style:parent-style-name="Standard">
      <style:text-properties fo:font-size="18pt" officeooo:rsid="000cfa0d" officeooo:paragraph-rsid="0011bfd4" style:font-size-asian="18pt" style:font-size-complex="18pt"/>
    </style:style>
    <style:style style:name="P17" style:family="paragraph" style:parent-style-name="Standard">
      <style:text-properties fo:font-size="18pt" officeooo:rsid="001b2cd1" officeooo:paragraph-rsid="0011bfd4" style:font-size-asian="18pt" style:font-size-complex="18pt"/>
    </style:style>
    <style:style style:name="P18" style:family="paragraph" style:parent-style-name="Standard">
      <style:text-properties fo:font-size="18pt" officeooo:rsid="001f510e" officeooo:paragraph-rsid="0011bfd4" style:font-size-asian="18pt" style:font-size-complex="18pt"/>
    </style:style>
    <style:style style:name="P19" style:family="paragraph" style:parent-style-name="Standard">
      <style:text-properties fo:font-size="18pt" officeooo:rsid="001f510e" officeooo:paragraph-rsid="00160676" style:font-size-asian="18pt" style:font-size-complex="18pt"/>
    </style:style>
    <style:style style:name="P20" style:family="paragraph" style:parent-style-name="Standard">
      <style:text-properties fo:font-size="18pt" officeooo:rsid="00130879" officeooo:paragraph-rsid="00130879" style:font-size-asian="18pt" style:font-size-complex="18pt"/>
    </style:style>
    <style:style style:name="P21" style:family="paragraph" style:parent-style-name="Standard">
      <style:text-properties fo:font-size="18pt" fo:font-weight="normal" officeooo:rsid="001bde2f" officeooo:paragraph-rsid="0011bfd4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ize="18pt" fo:font-weight="normal" officeooo:rsid="0023262b" officeooo:paragraph-rsid="0011bfd4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solid" style:text-underline-width="auto" style:text-underline-color="font-color" fo:font-weight="bold" officeooo:rsid="0023262b" officeooo:paragraph-rsid="0011bfd4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6pt" officeooo:rsid="001b2cd1" officeooo:paragraph-rsid="0011bfd4" style:font-size-asian="16pt" style:font-size-complex="16pt"/>
    </style:style>
    <style:style style:name="P25" style:family="paragraph" style:parent-style-name="Standard">
      <style:text-properties style:font-name="Liberation Serif" fo:font-size="18pt" fo:font-weight="normal" officeooo:rsid="0023bf1d" officeooo:paragraph-rsid="0011bfd4" style:font-size-asian="18pt" style:font-weight-asian="normal" style:font-size-complex="18pt" style:font-weight-complex="normal"/>
    </style:style>
    <style:style style:name="P26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23bf1d" officeooo:paragraph-rsid="0011bfd4" style:font-size-asian="18pt" style:font-weight-asian="bold" style:font-size-complex="18pt" style:font-weight-complex="bold"/>
    </style:style>
    <style:style style:name="P27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1bfd4" officeooo:paragraph-rsid="0011bfd4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Liberation Serif" fo:font-size="18pt" fo:font-weight="bold" officeooo:rsid="0023bf1d" officeooo:paragraph-rsid="0011bfd4" style:font-size-asian="18pt" style:font-weight-asian="bold" style:font-size-complex="18pt" style:font-weight-complex="bold"/>
    </style:style>
    <style:style style:name="P29" style:family="paragraph" style:parent-style-name="Standard">
      <style:text-properties style:font-name="Liberation Serif" fo:font-size="18pt" fo:font-style="normal" fo:font-weight="normal" officeooo:rsid="0023bf1d" officeooo:paragraph-rsid="0011bfd4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text-properties style:font-name="Liberation Serif" fo:font-size="18pt" fo:font-style="normal" style:text-underline-style="none" fo:font-weight="normal" officeooo:rsid="0011bfd4" officeooo:paragraph-rsid="0011bfd4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Text_20_body">
      <style:text-properties fo:font-size="16pt" fo:font-style="normal" fo:font-weight="normal" officeooo:rsid="002a269f" officeooo:paragraph-rsid="0011bfd4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>
      <style:text-properties fo:font-size="16pt" officeooo:paragraph-rsid="0011bfd4" style:font-size-asian="16pt" style:font-size-complex="16pt"/>
    </style:style>
    <style:style style:name="P33" style:family="paragraph" style:parent-style-name="Standard">
      <style:text-properties fo:font-size="18pt" fo:font-weight="bold" officeooo:rsid="001bde2f" officeooo:paragraph-rsid="0011bfd4" style:font-size-asian="18pt" style:font-weight-asian="bold" style:font-size-complex="18pt" style:font-weight-complex="bold"/>
    </style:style>
    <style:style style:name="P34" style:family="paragraph" style:parent-style-name="Standard">
      <style:text-properties style:text-line-through-style="none" style:text-line-through-type="none" fo:font-size="18pt" fo:font-weight="normal" officeooo:rsid="0023262b" officeooo:paragraph-rsid="0011bfd4" style:font-size-asian="18pt" style:font-weight-asian="normal" style:font-size-complex="18pt" style:font-weight-complex="normal"/>
    </style:style>
    <style:style style:name="P35" style:family="paragraph" style:parent-style-name="Standard">
      <style:text-properties style:text-line-through-style="none" style:text-line-through-type="none" style:font-name="Liberation Serif" fo:font-size="18pt" fo:font-style="normal" style:text-underline-style="none" fo:font-weight="normal" officeooo:rsid="0011bfd4" officeooo:paragraph-rsid="0011bfd4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style:text-properties style:text-line-through-style="none" style:text-line-through-type="none" style:font-name="Liberation Serif" fo:font-size="18pt" fo:font-style="normal" style:text-underline-style="none" fo:font-weight="normal" officeooo:rsid="001b8cd1" officeooo:paragraph-rsid="0011bfd4" style:font-size-asian="18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style:text-properties style:text-line-through-style="none" style:text-line-through-type="none" style:font-name="Liberation Serif" fo:font-size="18pt" fo:font-style="normal" style:text-underline-style="none" fo:font-weight="normal" officeooo:rsid="00130879" officeooo:paragraph-rsid="00130879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text-properties style:text-line-through-style="none" style:text-line-through-type="none" style:font-name="Liberation Serif" fo:font-size="18pt" fo:font-style="normal" style:text-underline-style="none" fo:font-weight="normal" officeooo:rsid="00197cde" officeooo:paragraph-rsid="00197cde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text-properties style:text-line-through-style="none" style:text-line-through-type="none" style:font-name="Liberation Serif" fo:font-size="18pt" fo:font-style="normal" style:text-underline-style="solid" style:text-underline-width="auto" style:text-underline-color="font-color" fo:font-weight="bold" officeooo:rsid="0011bfd4" officeooo:paragraph-rsid="0011bfd4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text-properties style:text-line-through-style="none" style:text-line-through-type="none" style:font-name="Liberation Serif" fo:font-size="18pt" fo:font-style="normal" style:text-underline-style="solid" style:text-underline-width="auto" style:text-underline-color="font-color" fo:font-weight="bold" officeooo:rsid="00149cb1" officeooo:paragraph-rsid="00149cb1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text-properties style:text-line-through-style="none" style:text-line-through-type="none" style:font-name="Liberation Serif" fo:font-size="18pt" fo:font-style="italic" style:text-underline-style="none" fo:font-weight="normal" officeooo:rsid="0011bfd4" officeooo:paragraph-rsid="00149cb1" style:font-size-asian="18pt" style:font-style-asian="italic" style:font-weight-asian="normal" style:font-size-complex="18pt" style:font-style-complex="italic" style:font-weight-complex="normal"/>
    </style:style>
    <style:style style:name="P42" style:family="paragraph" style:parent-style-name="Standard">
      <style:text-properties style:font-name="Liberation Serif" fo:font-size="18pt" fo:font-weight="normal" officeooo:rsid="0023bf1d" officeooo:paragraph-rsid="0011bfd4" style:font-size-asian="18pt" style:font-weight-asian="normal" style:font-size-complex="18pt" style:font-weight-complex="normal"/>
    </style:style>
    <style:style style:name="P43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23bf1d" officeooo:paragraph-rsid="0011bfd4" style:font-size-asian="18pt" style:font-weight-asian="bold" style:font-size-complex="18pt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officeooo:rsid="00178ea0"/>
    </style:style>
    <style:style style:name="T3" style:family="text">
      <style:text-properties officeooo:rsid="0018b9fd"/>
    </style:style>
    <style:style style:name="T4" style:family="text">
      <style:text-properties officeooo:rsid="000969a0"/>
    </style:style>
    <style:style style:name="T5" style:family="text">
      <style:text-properties officeooo:rsid="000e46aa"/>
    </style:style>
    <style:style style:name="T6" style:family="text">
      <style:text-properties officeooo:rsid="001e8ab0"/>
    </style:style>
    <style:style style:name="T7" style:family="text">
      <style:text-properties officeooo:rsid="0023262b"/>
    </style:style>
    <style:style style:name="T8" style:family="text">
      <style:text-properties officeooo:rsid="0023bf1d"/>
    </style:style>
    <style:style style:name="T9" style:family="text">
      <style:text-properties style:font-name="Abyssinica SIL" officeooo:rsid="0023bf1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3bf1d"/>
    </style:style>
    <style:style style:name="T12" style:family="text">
      <style:text-properties style:font-name="Liberation Serif" officeooo:rsid="00241241"/>
    </style:style>
    <style:style style:name="T13" style:family="text">
      <style:text-properties officeooo:rsid="002a3232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style:font-name="Liberation Serif" fo:font-style="normal" style:font-style-asian="normal" style:font-style-complex="normal"/>
    </style:style>
    <style:style style:name="T16" style:family="text">
      <style:text-properties style:text-line-through-style="none" style:text-line-through-type="none" style:text-underline-style="none" fo:font-weight="bold" officeooo:rsid="0006bbfd" style:font-weight-asian="bold" style:font-weight-complex="bold"/>
    </style:style>
    <style:style style:name="T17" style:family="text">
      <style:text-properties style:text-line-through-style="none" style:text-line-through-type="none" style:text-underline-style="none" officeooo:rsid="0006bbfd"/>
    </style:style>
    <style:style style:name="T18" style:family="text">
      <style:text-properties style:text-line-through-style="none" style:text-line-through-type="none" style:text-underline-style="none" officeooo:rsid="000b24d7"/>
    </style:style>
    <style:style style:name="T19" style:family="text">
      <style:text-properties style:text-line-through-style="none" style:text-line-through-type="none" style:text-underline-style="none" officeooo:rsid="001ba0d4"/>
    </style:style>
    <style:style style:name="T20" style:family="text">
      <style:text-properties style:text-line-through-style="none" style:text-line-through-type="none" style:text-underline-style="none" officeooo:rsid="00197b85"/>
    </style:style>
    <style:style style:name="T21" style:family="text">
      <style:text-properties style:text-line-through-style="none" style:text-line-through-type="none" style:text-underline-style="none" officeooo:rsid="0011bfd4"/>
    </style:style>
    <style:style style:name="T22" style:family="text">
      <style:text-properties style:text-line-through-style="none" style:text-line-through-type="none" fo:font-style="normal" style:font-style-asian="normal" style:font-style-complex="normal"/>
    </style:style>
    <style:style style:name="T23" style:family="text">
      <style:text-properties style:text-line-through-style="none" style:text-line-through-type="none" officeooo:rsid="001b8cd1"/>
    </style:style>
    <style:style style:name="T24" style:family="text">
      <style:text-properties style:text-line-through-style="none" style:text-line-through-type="none" officeooo:rsid="0023dbee"/>
    </style:style>
    <style:style style:name="T25" style:family="text">
      <style:text-properties officeooo:rsid="0011bfd4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a3232"/>
    </style:style>
    <style:style style:name="T28" style:family="text">
      <style:text-properties officeooo:rsid="00130879"/>
    </style:style>
    <style:style style:name="T29" style:family="text">
      <style:text-properties officeooo:rsid="00160676"/>
    </style:style>
    <style:style style:name="T30" style:family="text">
      <style:text-properties officeooo:rsid="00187643"/>
    </style:style>
    <style:style style:name="T31" style:family="text">
      <style:text-properties officeooo:rsid="00223abb"/>
    </style:style>
    <style:style style:name="T32" style:family="text">
      <style:text-properties officeooo:rsid="0023db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6"/><text:span text:style-name="T1">Cahier des charges</text:span></text:p>
      <text:p text:style-name="P4"/>
      <text:p text:style-name="P8">Présentation entreprise : </text:p>
      <text:p text:style-name="P9"/>
      <text:p text:style-name="P31">Le client :<text:line-break/>Dr <text:span text:style-name="T10">THICOT</text:span> PIERRE<text:line-break/>Médecin généraliste Les-abymes</text:p>
      <text:p text:style-name="P32">Code RPPS : 10000009356</text:p>
      <text:p text:style-name="P32">N° ADELI : 97 1 10697 6</text:p>
      <text:p text:style-name="P9"/>
      <text:p text:style-name="P8">Objectif :</text:p>
      <text:p text:style-name="P7"/>
      <text:p text:style-name="P10">Site de réservation pour médecins généralistes avec un système de tickets. </text:p>
      <text:p text:style-name="P10"/>
      <text:p text:style-name="P11">Application web liée à la problématique des réservations auprès des médecins généralistes, qui présentera un système de distribution de tickets par médecin. </text:p>
      <text:p text:style-name="P11">Le but es<text:span text:style-name="T2">t</text:span> de prendre un ticket en ligne afin de se rendre <text:span text:style-name="T3">en </text:span>consultation. La réservation se fait dans l’immédiat et le médecin traitant est informé.</text:p>
      <text:p text:style-name="P11"/>
      <text:p text:style-name="P12">Ce site proposera un système de réservation de tickets qui sont au nombre de 100 et attribu<text:span text:style-name="T4">és aux visiteurs <text:s/>du site. Le mail fourni nous permettra de confirmer la réservation détaillée auprès du patient. L’individu a la possibilité d’annuler sa réservation. </text:span></text:p>
      <text:p text:style-name="P13"><text:s text:c="2"/></text:p>
      <text:p text:style-name="P14">Les moyens techniques que nous utiliserons sont JAVASCRIPT, HTML, CSS, PHP.</text:p>
      <text:p text:style-name="P15"/>
      <text:p text:style-name="P16">Nous souhaitons obtenir un site facile à comprendre et à utiliser pour tous et qui permet aux internautes d’effectuer<text:span text:style-name="T5"> leur réservation dans les meilleurs conditions possibles. Les utilisateurs doivent </text:span><text:soft-page-break/><text:span text:style-name="T5">pouvoir obtenir un ticket rapidement afin de rejoindre le cabinet de leur médecin généraliste. </text:span></text:p>
      <text:p text:style-name="P16"/>
      <text:p text:style-name="P17">Sur notre site nous prévoyons d’accueillir des visiteurs au nombre de 1300. Notre interface doit <text:span text:style-name="T6">pouvoir</text:span> être comprise par des anglophones également. <text:span text:style-name="T28">L’unique langue est le français.</text:span> D’autre part les internautes doivent pouvoir avoir une bonne interface sur ordinateur et mobile. </text:p>
      <text:p text:style-name="P20"/>
      <text:p text:style-name="P5"/>
      <text:p text:style-name="P8">Description graphique et ergonomiqu<text:span text:style-name="T6">e </text:span>:</text:p>
      <text:p text:style-name="P6"/>
      <text:p text:style-name="P18"><text:span text:style-name="T30">L</text:span>e logo choisi rappel<text:span text:style-name="T31">le</text:span> le thème <text:span text:style-name="T29">de la médecine</text:span>. Les pages du site <text:span text:style-name="T29">possèdent un fond identique, un dégradé de blanc et de bleu pour rendre agréable la visite des internautes. Ce thème a été choisi en quête de sobriété, dans l’optique d’une simplicité d’utilisation, et une sensation de douceur à la vue d’un utilisateur. Il a été pensé pour être agréable,simple a utilisé et navigué sans pour autant être ennuyant à regarder.</text:span></text:p>
      <text:p text:style-name="P19"/>
      <text:p text:style-name="P19"/>
      <text:p text:style-name="P24"/>
      <text:p text:style-name="P8">Fonctionnalités <text:span text:style-name="T7">générales </text:span>du site :</text:p>
      <text:p text:style-name="P8"/>
      <text:p text:style-name="P21">-<text:span text:style-name="T7">Logo cliquable qui renvoi sur l’accueil</text:span></text:p>
      <text:p text:style-name="P34">-Navbar avec les différentes sections avec bouton cliquable donnant accès aux pages accueil, contact, listes médecins et qui sommes-nous</text:p>
      <text:p text:style-name="P21">-<text:span text:style-name="T7">Titre cliquable qui renvoie sur l’accueil</text:span></text:p>
      <text:p text:style-name="P21">-<text:span text:style-name="T7">En haut à droite : icônes réseaux sociaux renvoyant sur leurs liens respectifs</text:span></text:p>
      <text:p text:style-name="P21">-<text:span text:style-name="T7">Footer : description site, copyright, lien vers les membres de l’équipe, adresse de l’entreprise</text:span></text:p>
      <text:p text:style-name="P21"/>
      <text:p text:style-name="P23"/>
      <text:p text:style-name="P23"><text:soft-page-break/></text:p>
      <text:p text:style-name="P23">ACCUEIL :</text:p>
      <text:p text:style-name="P23"/>
      <text:p text:style-name="P22">-Paragraphe pour guider et indiquer à l’utilisateur o<text:span text:style-name="T8">ù</text:span><text:span text:style-name="T9"> </text:span><text:span text:style-name="T11">et pourquoi cliquer </text:span></text:p>
      <text:p text:style-name="P22"><text:span text:style-name="T11">-Bouton cli</text:span><text:span text:style-name="T12">qu</text:span><text:span text:style-name="T11">able pour guider l’utilisateur vers les étapes pour commencer la réservation.</text:span></text:p>
      <text:p text:style-name="P25"/>
      <text:p text:style-name="P25"/>
      <text:p text:style-name="P28"><text:span text:style-name="T27">LISTE DES MEDECINS</text:span><text:span text:style-name="T26">:</text:span></text:p>
      <text:p text:style-name="P26"/>
      <text:p text:style-name="P25">-<text:span text:style-name="T25">Menu déroulant pour la liste des communes et la liste des médecins disponibles.</text:span></text:p>
      <text:p text:style-name="P25">-<text:span text:style-name="T25">Une checkbox pour sélectionner un médecin</text:span></text:p>
      <text:p text:style-name="P25">-<text:span text:style-name="T25">Bouton cliquable «choisir ce médecin» qui renvoi vers le formulaire d’inscription</text:span></text:p>
      <text:p text:style-name="P25"/>
      <text:p text:style-name="P26">FORM<text:span text:style-name="T13">ULAIRE</text:span>:</text:p>
      <text:p text:style-name="P26"/>
      <text:p text:style-name="P25">-Formulaire de saisie pour rentrer les informations nécessaires</text:p>
      <text:p text:style-name="P25">-Nom, prénom, téléphone, adresse (l’heure enregistrer en base)</text:p>
      <text:p text:style-name="P25">-Bouton «<text:span text:style-name="T25">obtenir</text:span> un ticket» <text:span text:style-name="T25">cliquable qui confirme l’entrée de la réservation dans la base de données</text:span></text:p>
      <text:p text:style-name="P25">-Permet de valider la réservation</text:p>
      <text:p text:style-name="P25"/>
      <text:p text:style-name="P26"><text:span text:style-name="T10">CONTACT</text:span>:</text:p>
      <text:p text:style-name="P26"/>
      <text:p text:style-name="P29"><text:span text:style-name="T16">-</text:span><text:span text:style-name="T17">Formulaire de contact basique</text:span></text:p>
      <text:p text:style-name="P29"><text:span text:style-name="T17">-</text:span><text:span text:style-name="T18">N</text:span><text:span text:style-name="T17">om, </text:span><text:span text:style-name="T19">P</text:span><text:span text:style-name="T17">rénom, </text:span><text:span text:style-name="T18">e-</text:span><text:span text:style-name="T17">mail, </text:span><text:span text:style-name="T18">e</text:span><text:span text:style-name="T17">space commentaire</text:span></text:p>
      <text:p text:style-name="P2">-Google Map</text:p>
      <text:p text:style-name="P29"><text:span text:style-name="T17">-</text:span><text:span text:style-name="T20">Paragraphe à propos de l’entreprise</text:span></text:p>
      <text:p text:style-name="P29"><text:span text:style-name="T20">-</text:span><text:span text:style-name="T21">Bouton «envoyer» qui affiche un message de confirmation</text:span></text:p>
      <text:p text:style-name="P35"/>
      <text:p text:style-name="P39"/>
      <text:p text:style-name="P39"/>
      <text:p text:style-name="P39"><text:soft-page-break/></text:p>
      <text:p text:style-name="P27"><text:span text:style-name="T22">QUI </text:span><text:span text:style-name="T15">SOMMES</text:span><text:span text:style-name="T22">-NOUS:</text:span></text:p>
      <text:p text:style-name="P39"/>
      <text:p text:style-name="P30"><text:span text:style-name="T14">-</text:span><text:span text:style-name="T23">Espace avec un avatar représentant chaque membre de l’équipe</text:span></text:p>
      <text:p text:style-name="P30"><text:span text:style-name="T14">-</text:span><text:span text:style-name="T23">Nom de chaque membre de l’équipe cliquable, envoyant vers un </text:span><text:span text:style-name="T24">nouvel onglet</text:span><text:span text:style-name="T23"> avec la biographie de ce </text:span><text:span text:style-name="T24">dernier</text:span></text:p>
      <text:p text:style-name="P36"/>
      <text:p text:style-name="P37"/>
      <text:p text:style-name="P40"/>
      <text:p text:style-name="P40"/>
      <text:p text:style-name="P40"/>
      <text:p text:style-name="P40">BACK-END:</text:p>
      <text:p text:style-name="P41"/>
      <text:p text:style-name="P38">Les m<text:span text:style-name="T32">é</text:span>decins pourront accéder à leurs propres pages personnelles avec un nom de compte et un mot de passe accordé<text:span text:style-name="T32">s</text:span> à ceux enregistrés.</text:p>
      <text:p text:style-name="P38">Sur leur page ils auront ensuite accès à un espace admin, révélant un dashboard, ainsi que les différentes informations utiles ou néc<text:span text:style-name="T32">e</text:span>ssaires à leur utilisation :</text:p>
      <text:p text:style-name="P38">-le nombre de patients ayant réservé leur ticket, ainsi que leur nom, prénom, adresse, numéro de téléphone.</text:p>
      <text:p text:style-name="P38">-les m<text:span text:style-name="T32">é</text:span>decins leurs ayant acheté des tickets.</text:p>
      <text:p text:style-name="P38"/>
      <text:p text:style-name="P38">Un onglet sera aussi disponible pour l’achat de tickets, où celui-ci sera découpé en plusieurs offres, selon le nombre de tickets, et un prix attribué aux différentes offr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8:22:29.637865562</meta:creation-date>
    <dc:date>2019-08-14T10:30:34.178039608</dc:date>
    <meta:editing-duration>PT47M4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49" meta:word-count="617" meta:character-count="4015" meta:non-whitespace-character-count="3430"/>
  </office:meta>
</office:document-meta>
</file>